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ConnectionFactory.create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SourceConnectionFactory.DataSourceConnectionFactory( Data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nectionFactory.DataSourceConnectionFactory( DataSource source , String uname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